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bal variables are bad:</text:p>
      <text:p text:style-name="Standard"><text:tab/>Every function has access → difficult to figure out what uses it</text:p>
      <text:p text:style-name="Standard"><text:tab/></text:p>
      <text:p text:style-name="Standard"><text:tab/>→ pass states between different functions</text:p>
      <text:p text:style-name="Standard"><text:tab/>Singleton = globale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43:30.99</meta:creation-date>
    <dc:date>2014-01-16T12:48:17.13</dc:date>
    <meta:editing-duration>PT4M4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26" meta:character-count="162"/>
  </office:meta>
</office:document-meta>
</file>